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OniDat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Person</text:p>
          </table:table-cell>
          <table:table-cell office:value-type="string">
            <text:p>Openness</text:p>
          </table:table-cell>
          <table:table-cell office:value-type="string">
            <text:p>Conscientiousness</text:p>
          </table:table-cell>
          <table:table-cell office:value-type="string">
            <text:p>Extraversion</text:p>
          </table:table-cell>
          <table:table-cell office:value-type="string">
            <text:p>Agreeableness</text:p>
          </table:table-cell>
          <table:table-cell office:value-type="string">
            <text:p>Neuroticism</text:p>
          </table:table-cell>
          <table:table-cell office:value-type="string">
            <text:p>P_N</text:p>
          </table:table-cell>
          <table:table-cell office:value-type="string">
            <text:p>F_B</text:p>
          </table:table-cell>
          <table:table-cell office:value-type="string">
            <text:p>U_D</text:p>
          </table:table-cell>
        </table:table-row>
        <table:table-row>
          <table:table-cell office:value-type="string">
            <text:p>Akin909</text:p>
          </table:table-cell>
          <table:table-cell office:value="0.8227371517334511" office:value-type="float"/>
          <table:table-cell office:value="0.566430416016414" office:value-type="float"/>
          <table:table-cell office:value="0.4560574060097563" office:value-type="float"/>
          <table:table-cell office:value="0.6161186278141226" office:value-type="float"/>
          <table:table-cell office:value="0.48788875863661374" office:value-type="float"/>
          <table:table-cell office:value="3.4608294440509155" office:value-type="float"/>
          <table:table-cell office:value="-1.1526917988557557" office:value-type="float"/>
          <table:table-cell office:value="-1.5819333836487743" office:value-type="float"/>
        </table:table-row>
        <table:table-row>
          <table:table-cell office:value-type="string">
            <text:p>codecov[bot]</text:p>
          </table:table-cell>
          <table:table-cell office:value="0.7610496268604309" office:value-type="float"/>
          <table:table-cell office:value="0.6322592857141025" office:value-type="float"/>
          <table:table-cell office:value="0.540887819550984" office:value-type="float"/>
          <table:table-cell office:value="0.7101782104026954" office:value-type="float"/>
          <table:table-cell office:value="0.4786262104756148" office:value-type="float"/>
          <table:table-cell office:value="3.243081069660679" office:value-type="float"/>
          <table:table-cell office:value="0.9248549290267682" office:value-type="float"/>
          <table:table-cell office:value="1.4719615038354235" office:value-type="float"/>
        </table:table-row>
        <table:table-row>
          <table:table-cell office:value-type="string">
            <text:p>bryphe</text:p>
          </table:table-cell>
          <table:table-cell office:value="0.8253645061070067" office:value-type="float"/>
          <table:table-cell office:value="0.6200361328180642" office:value-type="float"/>
          <table:table-cell office:value="0.4855059652035951" office:value-type="float"/>
          <table:table-cell office:value="0.6627171362713676" office:value-type="float"/>
          <table:table-cell office:value="0.5011366390194424" office:value-type="float"/>
          <table:table-cell office:value="3.302179834867811" office:value-type="float"/>
          <table:table-cell office:value="-0.39373088433315573" office:value-type="float"/>
          <table:table-cell office:value="-0.5217852526705755" office:value-type="float"/>
        </table:table-row>
        <table:table-row>
          <table:table-cell office:value-type="string">
            <text:p>badosu</text:p>
          </table:table-cell>
          <table:table-cell office:value="0.827289127078513" office:value-type="float"/>
          <table:table-cell office:value="0.6277223505634498" office:value-type="float"/>
          <table:table-cell office:value="0.48881727279990295" office:value-type="float"/>
          <table:table-cell office:value="0.6546307315211384" office:value-type="float"/>
          <table:table-cell office:value="0.5084612881831454" office:value-type="float"/>
          <table:table-cell office:value="3.1116259786775053" office:value-type="float"/>
          <table:table-cell office:value="-0.48057599859363265" office:value-type="float"/>
          <table:table-cell office:value="-0.4025781792034948" office:value-type="float"/>
        </table:table-row>
        <table:table-row>
          <table:table-cell office:value-type="string">
            <text:p>CrossR</text:p>
          </table:table-cell>
          <table:table-cell office:value="0.8270585064003587" office:value-type="float"/>
          <table:table-cell office:value="0.5908935148743089" office:value-type="float"/>
          <table:table-cell office:value="0.5219630495234255" office:value-type="float"/>
          <table:table-cell office:value="0.6775565442431168" office:value-type="float"/>
          <table:table-cell office:value="0.4856586801553593" office:value-type="float"/>
          <table:table-cell office:value="3.8525657005242664" office:value-type="float"/>
          <table:table-cell office:value="-0.39840414694463" office:value-type="float"/>
          <table:table-cell office:value="0.7906697828433202" office:value-type="float"/>
        </table:table-row>
        <table:table-row>
          <table:table-cell office:value-type="string">
            <text:p>TalAmuyal</text:p>
          </table:table-cell>
          <table:table-cell office:value="0.7406315705188985" office:value-type="float"/>
          <table:table-cell office:value="0.6150328355190892" office:value-type="float"/>
          <table:table-cell office:value="0.5139715301927484" office:value-type="float"/>
          <table:table-cell office:value="0.698523114996993" office:value-type="float"/>
          <table:table-cell office:value="0.47329895191509114" office:value-type="float"/>
          <table:table-cell office:value="3.1574060827354007" office:value-type="float"/>
          <table:table-cell office:value="0.896628852738834" office:value-type="float"/>
          <table:table-cell office:value="0.5029750869389424" office:value-type="float"/>
        </table:table-row>
        <table:table-row>
          <table:table-cell office:value-type="string">
            <text:p>zapashcanon</text:p>
          </table:table-cell>
          <table:table-cell office:value="0.7867712328348812" office:value-type="float"/>
          <table:table-cell office:value="0.5581562915868" office:value-type="float"/>
          <table:table-cell office:value="0.4646712559751196" office:value-type="float"/>
          <table:table-cell office:value="0.6552279433056787" office:value-type="float"/>
          <table:table-cell office:value="0.47790271981268506" office:value-type="float"/>
          <table:table-cell office:value="3.653461482669673" office:value-type="float"/>
          <table:table-cell office:value="-0.461607459795788" office:value-type="float"/>
          <table:table-cell office:value="-1.2718347848956952" office:value-type="float"/>
        </table:table-row>
        <table:table-row>
          <table:table-cell office:value-type="string">
            <text:p>someguynamedmatt</text:p>
          </table:table-cell>
          <table:table-cell office:value="0.7625242618130885" office:value-type="float"/>
          <table:table-cell office:value="0.6336853530849262" office:value-type="float"/>
          <table:table-cell office:value="0.4716191775764545" office:value-type="float"/>
          <table:table-cell office:value="0.6986143230374448" office:value-type="float"/>
          <table:table-cell office:value="0.4879654889299224" office:value-type="float"/>
          <table:table-cell office:value="3.0553896855211615" office:value-type="float"/>
          <table:table-cell office:value="0.7362893284142409" office:value-type="float"/>
          <table:table-cell office:value="-1.0217096072476366" office:value-type="float"/>
        </table:table-row>
        <table:table-row>
          <table:table-cell office:value-type="string">
            <text:p>coveralls</text:p>
          </table:table-cell>
          <table:table-cell office:value="0.7218376760201904" office:value-type="float"/>
          <table:table-cell office:value="0.6219543594845295" office:value-type="float"/>
          <table:table-cell office:value="0.5076662637322049" office:value-type="float"/>
          <table:table-cell office:value="0.705223271040306" office:value-type="float"/>
          <table:table-cell office:value="0.4909309641745027" office:value-type="float"/>
          <table:table-cell office:value="2.827580610613177" office:value-type="float"/>
          <table:table-cell office:value="1.0296809129712798" office:value-type="float"/>
          <table:table-cell office:value="0.27598549435937514" office:value-type="float"/>
        </table:table-row>
        <table:table-row>
          <table:table-cell office:value-type="string">
            <text:p>jordwalke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</table:table-row>
        <table:table-row>
          <table:table-cell office:value-type="string">
            <text:p>keforbes</text:p>
          </table:table-cell>
          <table:table-cell office:value="0.8316574155991204" office:value-type="float"/>
          <table:table-cell office:value="0.6256974503000391" office:value-type="float"/>
          <table:table-cell office:value="0.4862447497240512" office:value-type="float"/>
          <table:table-cell office:value="0.669318175926566" office:value-type="float"/>
          <table:table-cell office:value="0.5267847696467288" office:value-type="float"/>
          <table:table-cell office:value="3.136440344210266" office:value-type="float"/>
          <table:table-cell office:value="-0.5708390311731986" office:value-type="float"/>
          <table:table-cell office:value="-0.49518900993415826" office:value-type="float"/>
        </table:table-row>
        <table:table-row>
          <table:table-cell office:value-type="string">
            <text:p>hoschi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</table:table-row>
        <table:table-row>
          <table:table-cell office:value-type="string">
            <text:p>Bretley</text:p>
          </table:table-cell>
          <table:table-cell office:value="0.8184580468395041" office:value-type="float"/>
          <table:table-cell office:value="0.575594195899628" office:value-type="float"/>
          <table:table-cell office:value="0.4543511136776054" office:value-type="float"/>
          <table:table-cell office:value="0.6519964684550528" office:value-type="float"/>
          <table:table-cell office:value="0.4286442396772896" office:value-type="float"/>
          <table:table-cell office:value="4.195944717458753" office:value-type="float"/>
          <table:table-cell office:value="-0.17560459945901563" office:value-type="float"/>
          <table:table-cell office:value="-1.6433599076062073" office:value-type="float"/>
        </table:table-row>
        <table:table-row>
          <table:table-cell office:value-type="string">
            <text:p>saibing</text:p>
          </table:table-cell>
          <table:table-cell office:value="0.7423553558141474" office:value-type="float"/>
          <table:table-cell office:value="0.5809151157551187" office:value-type="float"/>
          <table:table-cell office:value="0.4652131465326549" office:value-type="float"/>
          <table:table-cell office:value="0.6694469318274893" office:value-type="float"/>
          <table:table-cell office:value="0.3972687653678572" office:value-type="float"/>
          <table:table-cell office:value="3.902565658667948" office:value-type="float"/>
          <table:table-cell office:value="0.9966413376054302" office:value-type="float"/>
          <table:table-cell office:value="-1.2523267248244245" office:value-type="float"/>
        </table:table-row>
        <table:table-row>
          <table:table-cell office:value-type="string">
            <text:p>Contextualist</text:p>
          </table:table-cell>
          <table:table-cell office:value="0.8146114836397021" office:value-type="float"/>
          <table:table-cell office:value="0.6148794263178367" office:value-type="float"/>
          <table:table-cell office:value="0.4638796036849671" office:value-type="float"/>
          <table:table-cell office:value="0.6677618914735224" office:value-type="float"/>
          <table:table-cell office:value="0.4875374042237956" office:value-type="float"/>
          <table:table-cell office:value="3.419608901144331" office:value-type="float"/>
          <table:table-cell office:value="-0.1755681306492498" office:value-type="float"/>
          <table:table-cell office:value="-1.300334267341185" office:value-type="float"/>
        </table:table-row>
        <table:table-row>
          <table:table-cell office:value-type="string">
            <text:p>samvv</text:p>
          </table:table-cell>
          <table:table-cell office:value="0.8211889460710009" office:value-type="float"/>
          <table:table-cell office:value="0.6462711656604696" office:value-type="float"/>
          <table:table-cell office:value="0.4818956816657548" office:value-type="float"/>
          <table:table-cell office:value="0.7150458851915644" office:value-type="float"/>
          <table:table-cell office:value="0.5256996387276737" office:value-type="float"/>
          <table:table-cell office:value="3.278376241869797" office:value-type="float"/>
          <table:table-cell office:value="0.12985619448023655" office:value-type="float"/>
          <table:table-cell office:value="-0.6517554600328275" office:value-type="float"/>
        </table:table-row>
        <table:table-row>
          <table:table-cell office:value-type="string">
            <text:p>cyansprite</text:p>
          </table:table-cell>
          <table:table-cell office:value="0.7873871839284574" office:value-type="float"/>
          <table:table-cell office:value="0.6220787015254766" office:value-type="float"/>
          <table:table-cell office:value="0.46871718743670976" office:value-type="float"/>
          <table:table-cell office:value="0.6542808886174879" office:value-type="float"/>
          <table:table-cell office:value="0.5073453713801457" office:value-type="float"/>
          <table:table-cell office:value="2.810195996762907" office:value-type="float"/>
          <table:table-cell office:value="-0.16535668649074609" office:value-type="float"/>
          <table:table-cell office:value="-1.1261812522784496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2-12T21:02:31.939500</meta:creation-date>
    <dc:date>2019-02-12T21:02:31.946057</dc:date>
    <meta:generator>http://pypi.python.org/pypi/ezodf/0.1.0$Python3.7.1 (default, Dec 14 2018, 19:28:38) 
[GCC 7.3.0]</meta:generator>
    <meta:document-statistic/>
    <meta:editing-cycles>1</meta:editing-cycles>
  </office:meta>
</office:document-meta>
</file>